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bfc" officeooo:paragraph-rsid="00106bfc"/>
    </style:style>
    <style:style style:name="P2" style:family="paragraph" style:parent-style-name="Standard">
      <style:text-properties officeooo:rsid="0011f3a1" officeooo:paragraph-rsid="0011f3a1"/>
    </style:style>
    <style:style style:name="P3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</style:style>
    <style:style style:name="P4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06bfc" officeooo:paragraph-rsid="00106bfc"/>
    </style:style>
    <style:style style:name="P5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1f3a1" officeooo:paragraph-rsid="0011f3a1"/>
    </style:style>
    <style:style style:name="P6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3a453" officeooo:paragraph-rsid="0013a453"/>
    </style:style>
    <style:style style:name="P7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47d9d" officeooo:paragraph-rsid="00147d9d"/>
    </style:style>
    <style:style style:name="P8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59222" officeooo:paragraph-rsid="00159222"/>
    </style:style>
    <style:style style:name="P9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59222" officeooo:paragraph-rsid="00159222"/>
    </style:style>
    <style:style style:name="P10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officeooo:rsid="00174c9a" officeooo:paragraph-rsid="00174c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mysql -u root -p</text:p>
      <text:p text:style-name="Standard">1 <text:s/>sudo apt</text:p>
      <text:p text:style-name="Standard"><text:s text:c="4"/>2 <text:s/>sudo apt-get install mysql-server</text:p>
      <text:p text:style-name="Standard"><text:s text:c="4"/>3 <text:s/>mysql</text:p>
      <text:p text:style-name="Standard"><text:s text:c="4"/>4 <text:s/>sudo mysql_secure_installation</text:p>
      <text:p text:style-name="Standard"><text:s text:c="4"/>5 <text:s/>sudo mysql -u root -p</text:p>
      <text:p text:style-name="Standard"><text:s text:c="4"/>6 <text:s/>sudo apt-get install git -y</text:p>
      <text:p text:style-name="Standard"><text:s text:c="4"/>7 <text:s/>git config --global user.name"contact2theshreya"</text:p>
      <text:p text:style-name="Standard"><text:s text:c="4"/>8 <text:s/>git config --global user.email"contact2theshreya@gmail.com"</text:p>
      <text:p text:style-name="Standard"><text:s text:c="4"/>9 <text:s/>git config --list</text:p>
      <text:p text:style-name="Standard"><text:s text:c="3"/>10 <text:s/>gedit .gitconfig</text:p>
      <text:p text:style-name="Standard"><text:s text:c="3"/>11 <text:s/>git config --global user.name"honey1234567"</text:p>
      <text:p text:style-name="Standard"><text:s text:c="3"/>12 <text:s/>git config --global user.email"18py2019@gmail.com"</text:p>
      <text:p text:style-name="Standard"><text:s text:c="3"/>13 <text:s/>git config --list</text:p>
      <text:p text:style-name="Standard"><text:s text:c="3"/>14 <text:s/>git config --global user.name "honey1234567"</text:p>
      <text:p text:style-name="Standard"><text:s text:c="3"/>15 <text:s/>git config --global user.email "18py2019@gmail.com"</text:p>
      <text:p text:style-name="Standard"><text:s text:c="3"/>16 <text:s/>git config --list</text:p>
      <text:p text:style-name="Standard"><text:s text:c="3"/>17 <text:s/>clear</text:p>
      <text:p text:style-name="Standard"><text:s text:c="3"/>18 <text:s/>sudo apt install python3-pip -y</text:p>
      <text:p text:style-name="Standard"><text:s text:c="3"/>19 <text:s/>pip install Django</text:p>
      <text:p text:style-name="Standard"><text:s text:c="3"/>20 <text:s/>pip3 install Django</text:p>
      <text:p text:style-name="Standard"><text:s text:c="3"/>21 <text:s/>sudo apt install python-pip -y</text:p>
      <text:p text:style-name="Standard"><text:s text:c="3"/>22 <text:s/>pip install Django</text:p>
      <text:p text:style-name="Standard"><text:s text:c="3"/>23 <text:s/>python generatekey.py</text:p>
      <text:p text:style-name="P3"><text:s text:c="3"/>24 <text:s/>history</text:p>
      <text:p text:style-name="P1"><text:s text:c="9"/>cd /home/nidhi/projects</text:p>
      <text:p text:style-name="P1"><text:s text:c="3"/>42 <text:s/>python helloworld.py</text:p>
      <text:p text:style-name="P4"><text:s text:c="3"/>43 <text:s/>history</text:p>
      <text:p text:style-name="P2"><text:s text:c="2"/>run without chmod</text:p>
      <text:p text:style-name="P2"/>
      <text:p text:style-name="P2">48 <text:s/>cd /home/nidhi/Documents/techvision</text:p>
      <text:p text:style-name="P2"><text:s text:c="3"/>49 <text:s/>nano</text:p>
      <text:p text:style-name="P2"><text:s text:c="3"/>50 <text:s/>nano ex.py</text:p>
      <text:p text:style-name="P5"><text:s text:c="3"/>51 <text:s/>python ex.py</text:p>
      <text:p text:style-name="P6">nano</text:p>
      <text:p text:style-name="P6">logging into the lab computers remotely from home</text:p>
      <text:p text:style-name="P6">either run by chmod or not</text:p>
      <text:p text:style-name="P7">steps:</text:p>
      <text:p text:style-name="P7">cd ~/projects</text:p>
      <text:p text:style-name="P7">chmod-to make the script executable</text:p>
      <text:p text:style-name="P7">chmod a+x hello.py</text:p>
      <text:p text:style-name="P7">./hello.py</text:p>
      <text:p text:style-name="P8">to open an existing file:</text:p>
      <text:p text:style-name="P8"><text:s text:c="3"/>nano ~/generatekey.py</text:p>
      <text:p text:style-name="P10">install facebook module </text:p>
      <text:p text:style-name="P10">21 <text:s/>cd /home/nidhi/projects</text:p>
      <text:p text:style-name="P10"><text:s text:c="2"/>122 <text:s/>sudo nano fb.py</text:p>
      <text:p text:style-name="P10"><text:soft-page-break/><text:s text:c="2"/>123 <text:s/>python fb.py</text:p>
      <text:p text:style-name="P10"><text:s text:c="2"/>124 <text:s/>cd..</text:p>
      <text:p text:style-name="P10"><text:s text:c="2"/>125 <text:s/>cd.</text:p>
      <text:p text:style-name="P10"><text:s text:c="2"/>126 <text:s/>cd-</text:p>
      <text:p text:style-name="P10"><text:s text:c="2"/>127 <text:s/>cd -</text:p>
      <text:p text:style-name="P10"><text:s text:c="2"/>128 <text:s/>pip install facebook-sd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4:00:27.895691723</meta:creation-date>
    <dc:date>2018-08-16T09:17:35.956827292</dc:date>
    <meta:editing-duration>PT16M56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2" meta:paragraph-count="52" meta:word-count="198" meta:character-count="1373" meta:non-whitespace-character-count="1077"/>
  </office:meta>
</office:document-meta>
</file>